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Standard" style:list-style-name="L1">
      <style:text-properties style:font-name="Liberation Serif" fo:font-size="8pt" officeooo:rsid="0016234d" officeooo:paragraph-rsid="0016234d" fo:background-color="transparent" style:font-size-asian="8pt" style:font-size-complex="8pt"/>
    </style:style>
    <style:style style:name="P2" style:family="paragraph" style:parent-style-name="Standard">
      <style:text-properties style:font-name="Liberation Serif" fo:font-size="10pt" fo:font-weight="bold" officeooo:rsid="00163903" officeooo:paragraph-rsid="00163903" fo:background-color="transparent" style:font-size-asian="10pt" style:font-weight-asian="bold" style:font-size-complex="10pt" style:font-weight-complex="bold"/>
    </style:style>
    <style:style style:name="P3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Liberation Serif" fo:font-size="8pt" fo:letter-spacing="normal" fo:font-style="normal" fo:font-weight="normal" officeooo:paragraph-rsid="0016234d" fo:background-color="transparent" style:font-size-asian="8pt" style:font-size-complex="8pt" loext:padding="0cm" loext:border="none"/>
    </style:style>
    <style:style style:name="P4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officeooo:paragraph-rsid="0016234d"/>
    </style:style>
    <style:style style:name="P5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style:font-name="Liberation Serif" fo:font-size="8pt" officeooo:paragraph-rsid="0016234d" fo:background-color="transparent" style:font-size-asian="8pt" style:font-size-complex="8pt"/>
    </style:style>
    <style:style style:name="P6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style:font-name="Liberation Serif" fo:font-size="8pt" officeooo:paragraph-rsid="0016234d" fo:background-color="transparent"/>
    </style:style>
    <style:style style:name="P7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officeooo:rsid="0016234d" officeooo:paragraph-rsid="0016234d"/>
    </style:style>
    <style:style style:name="P8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officeooo:rsid="0016234d" officeooo:paragraph-rsid="0016234d" fo:background-color="transparent"/>
    </style:style>
    <style:style style:name="P9" style:family="paragraph" style:parent-style-name="Text_20_body" style:list-style-name="L1">
      <style:paragraph-properties fo:margin-top="0.176cm" fo:margin-bottom="0cm" style:contextual-spacing="false" fo:text-align="start" style:justify-single-word="false" fo:orphans="2" fo:widows="2"/>
      <style:text-properties officeooo:paragraph-rsid="0016234d" fo:background-color="transparent"/>
    </style:style>
    <style:style style:name="T1" style:family="text">
      <style:text-properties fo:background-color="#afd095" loext:char-shading-value="0"/>
    </style:style>
    <style:style style:name="T2" style:family="text">
      <style:text-properties fo:background-color="#dde8cb" loext:char-shading-value="0"/>
    </style:style>
    <style:style style:name="T3" style:family="text">
      <style:text-properties fo:background-color="#dde8cb" loext:char-shading-value="0" style:font-name-asian="verdana" style:font-style-asian="normal" style:font-weight-asian="normal" style:font-name-complex="verdana" style:font-style-complex="normal" style:font-weight-complex="normal"/>
    </style:style>
    <style:style style:name="T4" style:family="text">
      <style:text-properties officeooo:rsid="0016234d" fo:background-color="#dde8cb" loext:char-shading-value="0" style:font-name-asian="verdana" style:font-style-asian="normal" style:font-weight-asian="normal" style:font-name-complex="verdana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e8f2a1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16234d" fo:background-color="#e8f2a1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ffff00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verdana" fo:font-size="6.5pt" fo:letter-spacing="normal" fo:font-style="normal" fo:font-weight="normal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verdana" fo:font-size="6.5pt" fo:letter-spacing="normal" fo:font-style="normal" fo:font-weight="normal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16234d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16234d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transparent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transparent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fo:letter-spacing="normal" fo:font-style="normal" fo:font-weight="normal" fo:background-color="#dde8cb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fo:letter-spacing="normal" fo:font-style="normal" fo:font-weight="normal" fo:background-color="#ffbf00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fo:letter-spacing="normal" fo:font-style="normal" fo:font-weight="normal" fo:background-color="#ffbf00" loext:char-shading-value="0" style:font-name-asian="verdana" style:font-size-asian="8pt" style:font-style-asian="normal" style:font-weight-asian="normal" style:font-name-complex="verdana" style:font-size-complex="8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fo:letter-spacing="normal" fo:font-style="normal" fo:font-weight="normal" fo:background-color="#81d41a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fo:letter-spacing="normal" fo:font-style="normal" fo:font-weight="normal" fo:background-color="#afd095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fo:font-weight="normal" fo:background-color="#afd095" loext:char-shading-value="0" style:font-name-asian="verdana" style:font-size-asian="8pt" style:font-style-asian="normal" style:font-weight-asian="normal" style:font-name-complex="verdana" style:font-size-complex="8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fo:letter-spacing="normal" fo:font-style="normal" fo:font-weight="normal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fo:letter-spacing="normal" fo:font-style="normal" fo:font-weight="normal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fo:letter-spacing="normal" fo:font-style="normal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fo:letter-spacing="normal" fo:font-style="normal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ffff00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style:font-name-asian="verdana" style:font-style-asian="normal" style:font-weight-asian="normal" style:font-name-complex="verdana" style:font-style-complex="normal" style:font-weight-complex="normal" loext:padding="0cm" loext:border="none"/>
    </style:style>
    <style:style style:name="T28" style:family="text">
      <style:text-properties fo:background-color="#ffbf00" loext:char-shading-value="0" style:font-name-asian="verdana" style:font-style-asian="normal" style:font-weight-asian="normal" style:font-name-complex="verdana" style:font-style-complex="normal" style:font-weight-complex="normal"/>
    </style:style>
    <style:style style:name="T29" style:family="text"/>
    <style:style style:name="T30" style:family="text">
      <style:text-properties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style:font-name-asian="verdana" style:font-style-asian="normal" style:font-weight-asian="normal" style:font-name-complex="verdana" style:font-style-complex="normal" style:font-weight-complex="normal"/>
    </style:style>
    <style:style style:name="T32" style:family="text">
      <style:text-properties officeooo:rsid="0016234d" style:font-name-asian="verdana" style:font-style-asian="normal" style:font-weight-asian="normal" style:font-name-complex="verdana" style:font-style-complex="normal" style:font-weight-complex="normal"/>
    </style:style>
    <style:style style:name="T33" style:family="text">
      <style:text-properties officeooo:rsid="0016234d" style:font-name-asian="verdana" style:font-style-asian="normal" style:font-weight-asian="normal" style:font-name-complex="verdana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hr-und Lernwerkzeuge<text:line-break/></text:p>
      <text:list text:style-name="L1">
        <text:list-item>
          <text:p text:style-name="P1">Mobile geräte, bring your own device</text:p>
        </text:list-item>
        <text:list-item>
          <text:p text:style-name="P1">Interaktives Whiteboard:</text:p>
          <text:list>
            <text:list-item>
              <text:p text:style-name="P3"><text:s/>große weiße Tafel mit einer berührungssensitiven, elektronischen Oberfläche, auf die mit einem Beamer der Bildschirm eines angeschlossenen Computers projiziert wird</text:p>
            </text:list-item>
            <text:list-item>
              <text:p text:style-name="P3"><text:s/>ohne großen Aufwand Lernmaterialien in Form von Texten, Bildern und Filmen zeigen und gemeinsam bearbeiten</text:p>
            </text:list-item>
            <text:list-item>
              <text:p text:style-name="P3"><text:span text:style-name="T30">Projektionen </text:span><text:span text:style-name="T32">können </text:span><text:span text:style-name="T30">mithilfe eines speziellen elektronischen Stifts oder einfach mit dem Finger manipuliert oder beschriftet werden</text:span></text:p>
            </text:list-item>
            <text:list-item>
              <text:p text:style-name="P5"><text:span text:style-name="T20"><text:s/>veränderten Dokumente können wiederum auf dem Computer gespeichert werden und stehen somit auch später noch zur Verfügung.</text:span></text:p>
            </text:list-item>
            <text:list-item>
              <text:p text:style-name="P5"><text:span text:style-name="T30"><text:s/>großer Vorteil der interaktiven Tafeln besteht darin, dass Tafelbilder vor dem Unterricht vorbereitet und im Verlauf des Unterrichts weiterbearbeitet werden können.</text:span></text:p>
            </text:list-item>
          </text:list>
        </text:list-item>
        <text:list-item>
          <text:p text:style-name="P5"><text:span text:style-name="T20">Weiterentwicklung der IWBs sind interaktive Panels, also tafelgroße Computerdisplays. </text:span></text:p>
          <text:list>
            <text:list-item>
              <text:p text:style-name="P6"><text:span text:style-name="T22">übergroßen, berührungssensitiven Tablet,</text:span></text:p>
            </text:list-item>
            <text:list-item>
              <text:p text:style-name="P6"><text:span text:style-name="T8">Interaktive Panels sind intuitiver und einfacher zu bedienen als IWBs,</text:span></text:p>
            </text:list-item>
            <text:list-item>
              <text:p text:style-name="P6"><text:span text:style-name="T8">Funktionen eingeschränkter</text:span></text:p>
            </text:list-item>
          </text:list>
        </text:list-item>
        <text:list-item>
          <text:p text:style-name="P9"><text:span text:style-name="T8">interaktiven Tafeln aber, dass sie nicht als fremdsprachendidaktische Methode missverstanden werden dürfen. Sie sind erstmal nur eine Projektionsfläche. </text:span></text:p>
        </text:list-item>
        <text:list-item>
          <text:p text:style-name="P7"><text:span text:style-name="T13">Augmented Reality: <text:s/>Im Bereich DaF/DaZ kann zu inzwischen fast jedem </text:span><text:a xlink:type="simple" xlink:href="https://lernen.goethe.de/moodle/mod/glossary/showentry.php?eid=2290782&amp;displayformat=dictionary" text:style-name="Internet_20_link" text:visited-style-name="Visited_20_Internet_20_Link"><text:span text:style-name="T27">Lehrwerk</text:span></text:a><text:span text:style-name="T13"> eine Augmented-Reality-</text:span><text:a xlink:type="simple" xlink:href="https://lernen.goethe.de/moodle/mod/glossary/showentry.php?eid=2290854&amp;displayformat=dictionary" text:style-name="Internet_20_link" text:visited-style-name="Visited_20_Internet_20_Link"><text:span text:style-name="T27">App</text:span></text:a><text:span text:style-name="T13"> genutzt werden, über die die Audio- und Videotexte des Lehrwerks direkt abgespielt </text:span></text:p>
        </text:list-item>
        <text:list-item>
          <text:p text:style-name="P8"><text:span text:style-name="T8">Anwendungen zur Erleichterung der Erstellung ovn Aufgaben und Übungen</text:span></text:p>
        </text:list-item>
        <text:list-item>
          <text:p text:style-name="P8"><text:span text:style-name="T8">Anwendungen zu Kooperation und Kommunikation (Signal, Trello, …)</text:span></text:p>
        </text:list-item>
        <text:list-item>
          <text:p text:style-name="P8"><text:span text:style-name="T8">Apps und Browser-Anwendungen: Mindmaps, Wortwolken, Umfragen, Fotocollagen, Audioaufnahmen, …</text:span></text:p>
        </text:list-item>
        <text:list-item>
          <text:p text:style-name="P8"><text:span text:style-name="T8">→ Im Unterricht: </text:span></text:p>
          <text:list>
            <text:list-item>
              <text:p text:style-name="P8"><text:span text:style-name="T8">Mindmaps/Wortwolken gemeinsam erstellen und(oder in Gruppenarbeit</text:span></text:p>
            </text:list-item>
            <text:list-item>
              <text:p text:style-name="P9"><text:span text:style-name="T10">(interne) Veröffentlichung der Aufgaben (z.B. durch Wiki)</text:span></text:p>
            </text:list-item>
            <text:list-item>
              <text:p text:style-name="P9"><text:span text:style-name="T8">Mit den Anwendungen kann man Lernende aktivieren, </text:span></text:p>
            </text:list-item>
            <text:list-item>
              <text:p text:style-name="P9"><text:span text:style-name="T8">das Produzieren und Präsentieren von Ergebnissen unterstützen, </text:span></text:p>
            </text:list-item>
            <text:list-item>
              <text:p text:style-name="P4"><text:a xlink:type="simple" xlink:href="https://lernen.goethe.de/moodle/mod/glossary/showentry.php?eid=2290731&amp;displayformat=dictionary" text:style-name="Internet_20_link" text:visited-style-name="Visited_20_Internet_20_Link"><text:span text:style-name="T27">Aufgaben</text:span></text:a><text:span text:style-name="T13"> und Übungen erstellen oder von den Lernenden erstellen lassen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7:22:58.798000000</meta:creation-date>
    <dc:date>2023-12-04T18:16:37.329000000</dc:date>
    <meta:editing-duration>PT53M3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3" meta:word-count="254" meta:character-count="1908" meta:non-whitespace-character-count="1686"/>
  </office:meta>
</office:document-meta>
</file>